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0.1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74.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36.54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598" style:text-align-source="fix" style:repeat-content="false" fo:wrap-option="wrap" fo:padding="2.01pt" style:vertical-align="middle"/>
      <style:paragraph-properties fo:text-align="center"/>
      <style:text-properties fo:color="#eeeeee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598" style:text-align-source="fix" style:repeat-content="false" fo:wrap-option="wrap" fo:padding="2.01p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T1" style:family="text">
      <style:text-properties style:use-window-font-color="true" style:font-name="" fo:font-size="12pt" style:letter-kerning="true" fo:language="fr" fo:country="FR" style:language-asian="hi" style:country-asian="IN" style:font-name-asian="Lucida Sans" style:font-size-asian="12pt"/>
    </style:style>
    <style:style style:name="T2" style:family="text">
      <style:text-properties style:font-name="" fo:font-size="12pt"/>
    </style:style>
    <style:style style:name="T3" style:family="text">
      <style:text-properties style:font-name="" fo:font-size="12pt" fo:color="#c9211e" style:letter-kerning="true" fo:language="fr" fo:country="FR" style:language-asian="hi" style:country-asian="IN" style:font-name-asian="Lucida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number-columns-repeated="3" table:default-cell-style-name="ce4"/>
        <table:table-column table:style-name="co8" table:default-cell-style-name="ce4"/>
        <table:table-column table:style-name="co10" table:default-cell-style-name="ce4"/>
        <table:table-column table:style-name="co11" table:number-columns-repeated="1009" table:default-cell-style-name="ce4"/>
        <table:table-row table:style-name="ro1">
          <table:table-cell table:style-name="ce1" office:value-type="string" calcext:value-type="string">
            <text:p>url</text:p>
          </table:table-cell>
          <table:table-cell table:style-name="ce3" office:value-type="string" calcext:value-type="string">
            <text:p>pertinence selon Google</text:p>
          </table:table-cell>
          <table:table-cell table:style-name="ce3" office:value-type="string" calcext:value-type="string">
            <text:p>inclu le BIO</text:p>
          </table:table-cell>
          <table:table-cell table:style-name="ce3" office:value-type="string" calcext:value-type="string">
            <text:p>met en avant le BIO</text:p>
          </table:table-cell>
          <table:table-cell table:style-name="ce3" office:value-type="string" calcext:value-type="string">
            <text:p>possède une fiche perso producteur </text:p>
          </table:table-cell>
          <table:table-cell table:style-name="ce3" office:value-type="string" calcext:value-type="string">
            <text:p>solution tech cartographie</text:p>
          </table:table-cell>
          <table:table-cell table:style-name="ce3" office:value-type="string" calcext:value-type="string">
            <text:p>couverture carto locale détaillé</text:p>
          </table:table-cell>
          <table:table-cell table:style-name="ce3" office:value-type="string" calcext:value-type="string">
            <text:p>couverture carto nationale</text:p>
          </table:table-cell>
          <table:table-cell table:style-name="ce3" office:value-type="string" calcext:value-type="string">
            <text:p>exhaustivité producteurs de 0 à 10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qualité de l’app de 1 à 10</text:p>
          </table:table-cell>
          <table:table-cell table:style-name="ce3" office:value-type="string" calcext:value-type="string">
            <text:p>compatible tablettes/smartphones</text:p>
          </table:table-cell>
          <table:table-cell table:style-name="ce3" office:value-type="string" calcext:value-type="string">
            <text:p>déotologie numérique</text:p>
          </table:table-cell>
          <table:table-cell table:style-name="ce3" office:value-type="string" calcext:value-type="string">
            <text:p>notions de circuits</text:p>
          </table:table-cell>
          <table:table-cell table:style-name="ce3" office:value-type="string" calcext:value-type="string">
            <text:p>notions d’entités lieux</text:p>
          </table:table-cell>
          <table:table-cell table:style-name="ce3" office:value-type="string" calcext:value-type="string">
            <text:p>Site d’intérêt pour CET</text:p>
          </table:table-cell>
          <table:table-cell table:style-name="ce3" table:number-columns-repeated="1007"/>
          <table:table-cell/>
        </table:table-row>
        <table:table-row table:style-name="ro2">
          <table:table-cell table:style-name="ce2" office:value-type="string" calcext:value-type="string">
            <text:p>annuairedesproducteurs.f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ww.manger-francais.com/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gmap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<text:a xlink:href="https://locavor.fr/" xlink:type="simple">https://locavor.fr/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ttp://www.mon-producteur.com/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ttps://payssudtoulousain.fr/annuaire-des-producteur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s://www.mangeons-local.bzh/producteurs/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1"><text:a xlink:href="http://www.agrobioperigord.fr/consommer-bio/index?libelleConsommateur%5B%5D=L%E9gumes&amp;page=1" xlink:type="simple">www.agrobioperigord.fr</text:a>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www.bionouvelleaquitaine.com/wp-content/uploads/2019/01/Guide-Bio-Gironde-Landes-web.pdf" xlink:type="simple">www.bionouvelleaquitaine.com</text:a>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www.illicomesproduitslocaux.fr/ville/aquitaine/gironde/sainte-foy-la-grande/producteur.html" xlink:type="simple">www.illicomesproduitslocaux.fr/</text:a>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agrobioperigord.gogocarto.fr/annuaire#/carte/@44.81,0.39,10z?cat=all" xlink:type="simple">agrobioperigord.gogocarto.fr</text:a>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www.ledriveperigord.fr/?fbclid=IwAR18W16AgqRmbx8rLNEc6YO53fnKN1AlkRELsKYXWl7a70jhG5lgKnYs3Sw" xlink:type="simple">www.ledriveperigord.fr</text:a>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corne-abondance-bergeracoise.ledriveperigord.fr/" xlink:type="simple">corne-abondance-bergeracoise.ledriveperigord.fr/</text:a></text:span><text:span text:style-name="T1"> 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www.nosproducteurschezvous.fr/les-producteurs/" xlink:type="simple">www.nosproducteurschezvous.fr</text:a>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annuaire.agencebio.org/liste?q=&amp;lat=44.8533&amp;lng=-0.044315&amp;produit=&amp;nom=&amp;activite=&amp;categorie=&amp;filtrer=VenteDetail&amp;location=Castillon-la-Bataille,%20Nouvelle-Aquitaine,%20France&amp;page=2" xlink:type="simple">https://annuaire.agencebio.org/</text:a></text:span>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<text:span text:style-name="T1"><text:a xlink:href="https://www.producteurs-girondins.fr/" xlink:type="simple">https://www.producteurs-girondins.fr/</text:a></text:span>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<text:span text:style-name="T2"><text:a xlink:href="https://manger-ecolocal.fr/" xlink:type="simple">https://manger-ecolocal.fr/</text:a></text:span><text:span text:style-name="T3"> </text:span></text:p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0:13:59.453744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0:45:02.022423237</meta:creation-date>
    <dc:date>2020-07-06T10:16:43.604261990</dc:date>
    <meta:editing-duration>PT1H20M40S</meta:editing-duration>
    <meta:editing-cycles>25</meta:editing-cycles>
    <meta:generator>LibreOffice/6.0.7.3$Linux_X86_64 LibreOffice_project/00m0$Build-3</meta:generator>
    <meta:document-statistic meta:table-count="1" meta:cell-count="94" meta:object-count="0"/>
  </office:meta>
</office:document-meta>
</file>